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1.01pt"/>
    </style:style>
    <style:style style:name="co2" style:family="table-column">
      <style:table-column-properties fo:break-before="auto" style:column-width="189.89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29.2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8.69pt" fo:break-before="auto" style:use-optimal-row-height="true"/>
    </style:style>
    <style:style style:name="ro2" style:family="table-row">
      <style:table-row-properties style:row-height="60.41pt" fo:break-before="auto" style:use-optimal-row-height="false"/>
    </style:style>
    <style:style style:name="ro3" style:family="table-row">
      <style:table-row-properties style:row-height="67.89pt" fo:break-before="auto" style:use-optimal-row-height="false"/>
    </style:style>
    <style:style style:name="ro4" style:family="table-row">
      <style:table-row-properties style:row-height="68.8pt" fo:break-before="auto" style:use-optimal-row-height="true"/>
    </style:style>
    <style:style style:name="ro5" style:family="table-row">
      <style:table-row-properties style:row-height="55.39pt" fo:break-before="auto" style:use-optimal-row-height="true"/>
    </style:style>
    <style:style style:name="ro6" style:family="table-row">
      <style:table-row-properties style:row-height="42.04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15.31pt" fo:break-before="auto" style:use-optimal-row-height="true"/>
    </style:style>
    <style:style style:name="ro9" style:family="table-row">
      <style:table-row-properties style:row-height="82.15pt" fo:break-before="auto" style:use-optimal-row-height="true"/>
    </style:style>
    <style:style style:name="ro10" style:family="table-row">
      <style:table-row-properties style:row-height="95.5pt" fo:break-before="auto" style:use-optimal-row-height="true"/>
    </style:style>
    <style:style style:name="ro1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row table:style-name="ro1">
          <table:table-cell/>
          <table:table-cell table:style-name="ce4" office:value-type="string" calcext:value-type="string">
            <text:p>Filament</text:p>
          </table:table-cell>
          <table:table-cell table:style-name="ce4" office:value-type="string" calcext:value-type="string">
            <text:p>Special Properties</text:p>
          </table:table-cell>
          <table:table-cell table:style-name="ce4" office:value-type="string" calcext:value-type="string">
            <text:p>Volcano Profiles ,,</text:p>
            <text:p> 0.4mm Nozzle</text:p>
          </table:table-cell>
        </table:table-row>
        <table:table-row table:style-name="ro2">
          <table:table-cell/>
          <table:table-cell table:style-name="ce5" office:value-type="string" calcext:value-type="string">
            <text:p>Real PETG</text:p>
          </table:table-cell>
          <table:table-cell table:style-name="ce5" office:value-type="string" calcext:value-type="string">
            <text:p>Good PETG Quality, Alternative to Prusament,,</text:p>
            <text:p>Food safe, Good adhesion, a bit runny</text:p>
          </table:table-cell>
          <table:table-cell table:style-name="ce10" office:value-type="string" calcext:value-type="string">
            <text:p>0.35,,</text:p>
            <text:p>0.30,,</text:p>
            <text:p> 0.25,,</text:p>
            <text:p>0.20,,</text:p>
            <text:p> 0.15,,</text:p>
            <text:p> 0.10</text:p>
          </table:table-cell>
        </table:table-row>
        <table:table-row table:style-name="ro3">
          <table:table-cell/>
          <table:table-cell table:style-name="ce5" office:value-type="string" calcext:value-type="string">
            <text:p>Prusament PETG</text:p>
          </table:table-cell>
          <table:table-cell table:style-name="ce5" office:value-type="string" calcext:value-type="string">
            <text:p>Good PETG Quality, 0.02 Tolerance,,</text:p>
            <text:p>Food safe, Good adhesion</text:p>
          </table:table-cell>
          <table:table-cell table:style-name="ce10" office:value-type="string" calcext:value-type="string">
            <text:p>0.35,,</text:p>
            <text:p>0.30,,</text:p>
            <text:p>0.25,,</text:p>
            <text:p> 0.20,,</text:p>
            <text:p> 0.15,,</text:p>
            <text:p> 0.10,,</text:p>
            <text:p> 0.07 beta</text:p>
          </table:table-cell>
        </table:table-row>
        <table:table-row table:style-name="ro1">
          <table:table-cell/>
          <table:table-cell table:style-name="ce5" office:value-type="string" calcext:value-type="string">
            <text:p>SainSmart PETG</text:p>
          </table:table-cell>
          <table:table-cell table:style-name="ce5" office:value-type="string" calcext:value-type="string">
            <text:p>Good PETG Quality, 0.02 Tolerance,,</text:p>
            <text:p>Food safe, Good adhesion</text:p>
          </table:table-cell>
          <table:table-cell table:style-name="ce10"/>
        </table:table-row>
        <table:table-row table:style-name="ro4">
          <table:table-cell/>
          <table:table-cell table:style-name="ce5" office:value-type="string" calcext:value-type="string">
            <text:p>FormFutura EASYWOOD</text:p>
          </table:table-cell>
          <table:table-cell table:style-name="ce5" office:value-type="string" calcext:value-type="string">
            <text:p>Wood filament with 40 % Wood,,</text:p>
            <text:p>Feels and smells like real Wood,,</text:p>
            <text:p>Good layer masking</text:p>
          </table:table-cell>
          <table:table-cell table:style-name="ce10"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5">
          <table:table-cell/>
          <table:table-cell table:style-name="ce5" office:value-type="string" calcext:value-type="string">
            <text:p>FormFutura STONEFILL</text:p>
          </table:table-cell>
          <table:table-cell table:style-name="ce5" office:value-type="string" calcext:value-type="string">
            <text:p>50% Stone powder, PLA,,</text:p>
            <text:p> Stone like look, and a bit of a feel,,</text:p>
            <text:p><text:span text:style-name="T1">Recalibrate Z!</text:span></text:p>
          </table:table-cell>
          <table:table-cell table:style-name="ce5" office:value-type="string" calcext:value-type="string">
            <text:p>0.25,,</text:p>
            <text:p> 0.20,,</text:p>
            <text:p>0.15,,</text:p>
            <text:p>0.10</text:p>
          </table:table-cell>
        </table:table-row>
        <table:table-row table:style-name="ro5">
          <table:table-cell/>
          <table:table-cell table:style-name="ce5" office:value-type="string" calcext:value-type="string">
            <text:p>FormFutura ApolloX ASA</text:p>
          </table:table-cell>
          <table:table-cell table:style-name="ce5" office:value-type="string" calcext:value-type="string">
            <text:p>For outside applications, UV-Resistant,,</text:p>
            <text:p>Prone to warping, need enclosure,,</text:p>
            <text:p> nice finish, ABS like, bonds well with ngen</text:p>
          </table:table-cell>
          <table:table-cell table:style-name="ce5" office:value-type="string" calcext:value-type="string">
            <text:p>0,25,,</text:p>
            <text:p>0.20,,</text:p>
            <text:p> 0.15,,</text:p>
            <text:p>0.10</text:p>
          </table:table-cell>
        </table:table-row>
        <table:table-row table:style-name="ro1">
          <table:table-cell/>
          <table:table-cell table:style-name="ce5" office:value-type="string" calcext:value-type="string">
            <text:p>FFFWORLD FlexiSmart TPU</text:p>
          </table:table-cell>
          <table:table-cell table:style-name="ce5" office:value-type="string" calcext:value-type="string">
            <text:p>Very soft TPU, Good for Cases,,</text:p>
            <text:p>  Printabability = Medium</text:p>
          </table:table-cell>
          <table:table-cell table:style-name="ce10" office:value-type="string" calcext:value-type="string">
            <text:p>0.20</text:p>
          </table:table-cell>
        </table:table-row>
        <table:table-row table:style-name="ro6">
          <table:table-cell/>
          <table:table-cell table:style-name="ce5" office:value-type="string" calcext:value-type="string">
            <text:p>3dk 3dkTOP</text:p>
          </table:table-cell>
          <table:table-cell table:style-name="ce5" office:value-type="string" calcext:value-type="string">
            <text:p>Heat resistant up to 230 Degrees ,,</text:p>
            <text:p> After curing, Food safe</text:p>
          </table:table-cell>
          <table:table-cell table:style-name="ce10" office:value-type="string" calcext:value-type="string">
            <text:p>0.20,,</text:p>
            <text:p>0.15,,</text:p>
            <text:p> 0.10</text:p>
          </table:table-cell>
        </table:table-row>
        <table:table-row table:style-name="ro5">
          <table:table-cell/>
          <table:table-cell table:style-name="ce5" office:value-type="string" calcext:value-type="string">
            <text:p>Colorfabb nGen LUX</text:p>
          </table:table-cell>
          <table:table-cell table:style-name="ce5" office:value-type="string" calcext:value-type="string">
            <text:p>nGen Material,,</text:p>
            <text:p> Very sprakly in direct sunlight,,</text:p>
            <text:p>Very strong interlayer adhesion</text:p>
          </table:table-cell>
          <table:table-cell table:style-name="ce10" office:value-type="string" calcext:value-type="string">
            <text:p>0.25,,</text:p>
            <text:p>0.20,,</text:p>
            <text:p> 0.15,,</text:p>
            <text:p> 0.10</text:p>
          </table:table-cell>
        </table:table-row>
        <table:table-row table:style-name="ro5">
          <table:table-cell/>
          <table:table-cell table:style-name="ce5" office:value-type="string" calcext:value-type="string">
            <text:p>Colorfabb nGen FLEX</text:p>
          </table:table-cell>
          <table:table-cell table:style-name="ce5" office:value-type="string" calcext:value-type="string">
            <text:p>Semi-Flex, easy to print,,</text:p>
            <text:p> Very good layer adheasion, rubber like</text:p>
          </table:table-cell>
          <table:table-cell table:style-name="ce10" office:value-type="string" calcext:value-type="string">
            <text:p>0.30,,</text:p>
            <text:p>0.25,,</text:p>
            <text:p>0.20,,</text:p>
            <text:p>0.15</text:p>
          </table:table-cell>
        </table:table-row>
        <table:table-row table:style-name="ro5">
          <table:table-cell/>
          <table:table-cell table:style-name="ce5" office:value-type="string" calcext:value-type="string">
            <text:p>Colorfabb STEELFILL</text:p>
          </table:table-cell>
          <table:table-cell table:style-name="ce5" office:value-type="string" calcext:value-type="string">
            <text:p>Feromagnetic, Steel-Feel,,</text:p>
            <text:p> 80% Steel powder,,</text:p>
            <text:p> Good Post-Processing, Heavy,,</text:p>
            <text:p> <text:span text:style-name="T1">RECALIBRATE Z!!!</text:span></text:p>
          </table:table-cell>
          <table:table-cell table:style-name="ce10" office:value-type="string" calcext:value-type="string">
            <text:p>0.20,,</text:p>
            <text:p> 0.15</text:p>
          </table:table-cell>
        </table:table-row>
        <table:table-row table:style-name="ro5">
          <table:table-cell/>
          <table:table-cell office:value-type="string" calcext:value-type="string">
            <text:p>Colorfabb NGEN</text:p>
          </table:table-cell>
          <table:table-cell table:style-name="ce5" office:value-type="string" calcext:value-type="string">
            <text:p>nGen Material, low shrinkage, no warping,,</text:p>
            <text:p>Very strong interlayer adhesion,,</text:p>
            <text:p> Glossy finish, Tg of 85, bonds well with ApolloX</text:p>
          </table:table-cell>
          <table:table-cell table:style-name="ce5" office:value-type="string" calcext:value-type="string">
            <text:p>0.25,,</text:p>
            <text:p>0.20,,</text:p>
            <text:p>0.15,,</text:p>
            <text:p>0.10</text:p>
          </table:table-cell>
        </table:table-row>
        <table:table-row table:style-name="ro7">
          <table:table-cell/>
          <table:table-cell office:value-type="string" calcext:value-type="string">
            <text:p>Colorfabb XT CF20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Colorfabb COPPERFILL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Colorfabb BROZEFILL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Colorfabb GLOWFILL</text:p>
          </table:table-cell>
          <table:table-cell office:value-type="string" calcext:value-type="string">
            <text:p>Green Glow at Night. Needs high infill for best glow,,</text:p>
            <text:p>Very abrasive (more than CF!), use Steelnozzle,,</text:p>
            <text:p>Glows for +9 months,Needs to be charged with strong light source</text:p>
          </table:table-cell>
          <table:table-cell office:value-type="string" calcext:value-type="string">
            <text:p>0.25,,</text:p>
            <text:p>0.20,,</text:p>
            <text:p>0.15,,</text:p>
            <text:p>0.10,,</text:p>
            <text:p>0.07 beta</text:p>
          </table:table-cell>
        </table:table-row>
        <table:table-row table:style-name="ro4">
          <table:table-cell/>
          <table:table-cell office:value-type="string" calcext:value-type="string">
            <text:p>Colorfabb HT</text:p>
          </table:table-cell>
          <table:table-cell office:value-type="string" calcext:value-type="string">
            <text:p>A bit Hydrophile, Temp resistant to 100 degrees,,</text:p>
            <text:p>Super mechanical performance,greater toughness than XT,,</text:p>
            <text:p>Super strong, nearly see trough, enclousure advised,,</text:p>
            <text:p>FDA approved = Food safe</text:p>
          </table:table-cell>
          <table:table-cell office:value-type="string" calcext:value-type="string">
            <text:p>0.25,,</text:p>
            <text:p>0.20,,</text:p>
            <text:p>0.15,,</text:p>
            <text:p>0.10 beta,,</text:p>
            <text:p>0.07 beta</text:p>
          </table:table-cell>
        </table:table-row>
        <table:table-row table:style-name="ro7">
          <table:table-cell/>
          <table:table-cell office:value-type="string" calcext:value-type="string">
            <text:p>Colorfabb PA-CF LOW WARP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Colorfabb Corkfill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Colorfabb WoodFill</text:p>
          </table:table-cell>
          <table:table-cell office:value-type="string" calcext:value-type="string">
            <text:p>Wood like structure, very light parts, very bright wood color,,</text:p>
            <text:p>30% recycled woodfibres, PLA/PHA + fine pinewood fibres,,</text:p>
            <text:p>Easy sanded,Good with wood filler and wood stain,,</text:p>
            <text:p>Very soft filament, after sanding very woodlike</text:p>
          </table:table-cell>
          <table:table-cell office:value-type="string" calcext:value-type="string">
            <text:p>0.25,,</text:p>
            <text:p>0.20,,</text:p>
            <text:p>0.15,,</text:p>
            <text:p>0.10,,</text:p>
            <text:p>0.07 beta</text:p>
          </table:table-cell>
        </table:table-row>
        <table:table-row table:style-name="ro7">
          <table:table-cell/>
          <table:table-cell office:value-type="string" calcext:value-type="string">
            <text:p>Orbi-Tech TPU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NinjaTek Cheetah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NinjaTek Armadillo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NinjaTek NinjaFlex 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Proto-pasta Conductive PLA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Proto-pasta Magnetic Iron PLA</text:p>
          </table:table-cell>
          <table:table-cell office:value-type="string" calcext:value-type="string">
            <text:p>Filament that is feromagnetic, Filament that can RUST,,</text:p>
            <text:p>PLA base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 beta</text:p>
          </table:table-cell>
        </table:table-row>
        <table:table-row table:style-name="ro5">
          <table:table-cell/>
          <table:table-cell office:value-type="string" calcext:value-type="string">
            <text:p>feelcolor Kanova materic Marble</text:p>
          </table:table-cell>
          <table:table-cell office:value-type="string" calcext:value-type="string">
            <text:p>k/canova mineral stone material,porous for sanding and coloring,,</text:p>
            <text:p>Suitable for modeling like plaster/soap stone with knife,,</text:p>
            <text:p>More perimters advised, GLUESTICK needed!,</text:p>
          </table:table-cell>
          <table:table-cell office:value-type="string" calcext:value-type="string">
            <text:p>0.20,,</text:p>
            <text:p>0.15,,</text:p>
            <text:p>0.10,,</text:p>
            <text:p>0.07 beta</text:p>
          </table:table-cell>
        </table:table-row>
        <table:table-row table:style-name="ro1">
          <table:table-cell/>
          <table:table-cell office:value-type="string" calcext:value-type="string">
            <text:p>Lay Filaments Lay-Felt Poro-Lay</text:p>
          </table:table-cell>
          <table:table-cell office:value-type="string" calcext:value-type="string">
            <text:p>Expermimental filament!, gets soft when submerged in water,,</text:p>
            <text:p>Felt like feel, 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Lay Filaments MoldLay</text:p>
          </table:table-cell>
          <table:table-cell office:value-type="string" calcext:value-type="string">
            <text:p>Wax like filament, for lost mold casting,,</text:p>
            <text:p>Gets water liquid at 275 degrees, let cool down the print!,,</text:p>
            <text:p>Prints molds for permanent casting and for lost-wax casting.</text:p>
          </table:table-cell>
          <table:table-cell office:value-type="string" calcext:value-type="string">
            <text:p>0.25,,</text:p>
            <text:p>0.20,,</text:p>
            <text:p>0.15 beta</text:p>
          </table:table-cell>
        </table:table-row>
        <table:table-row table:style-name="ro4">
          <table:table-cell/>
          <table:table-cell table:style-name="ce6" office:value-type="string" calcext:value-type="string">
            <text:p>EUMAKERS PLA Glow Blue</text:p>
          </table:table-cell>
          <table:table-cell office:value-type="string" calcext:value-type="string">
            <text:p>The favourite blue glowing PLA from <text:s/>Eumakers,,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8">
          <table:table-cell/>
          <table:table-cell table:style-name="ce8" office:value-type="string" calcext:value-type="string">
            <text:p>Kanesis Weed filament</text:p>
          </table:table-cell>
          <table:table-cell table:style-name="ce10" office:value-type="string" calcext:value-type="string">
            <text:p>Hemp filament with 20% Hemp, rought texture</text:p>
          </table:table-cell>
          <table:table-cell table:style-name="ce10"/>
        </table:table-row>
        <table:table-row table:style-name="ro8">
          <table:table-cell/>
          <table:table-cell table:style-name="ce8" office:value-type="string" calcext:value-type="string">
            <text:p>FiloAlfa ALFAsilk filament,</text:p>
          </table:table-cell>
          <table:table-cell table:style-name="ce10" table:number-columns-repeated="2"/>
        </table:table-row>
        <table:table-row table:style-name="ro8">
          <table:table-cell/>
          <table:table-cell table:style-name="ce8" office:value-type="string" calcext:value-type="string">
            <text:p>feelcolor <text:s/>HIPS filament </text:p>
          </table:table-cell>
          <table:table-cell table:style-name="ce5" table:number-columns-repeated="2"/>
        </table:table-row>
        <table:table-row table:style-name="ro8">
          <table:table-cell/>
          <table:table-cell table:style-name="ce8" office:value-type="string" calcext:value-type="string">
            <text:p>Orbi-Tech PVA</text:p>
          </table:table-cell>
          <table:table-cell table:style-name="ce5" table:number-columns-repeated="2"/>
        </table:table-row>
        <table:table-row table:style-name="ro8">
          <table:table-cell/>
          <table:table-cell table:style-name="ce8" office:value-type="string" calcext:value-type="string">
            <text:p>Formfutura MagicFill Thermo PLA</text:p>
          </table:table-cell>
          <table:table-cell table:style-name="ce5" table:number-columns-repeated="2"/>
        </table:table-row>
        <table:table-row table:style-name="ro8">
          <table:table-cell/>
          <table:table-cell table:style-name="ce8" office:value-type="string" calcext:value-type="string">
            <text:p>PolySmooth</text:p>
          </table:table-cell>
          <table:table-cell table:number-columns-repeated="2"/>
        </table:table-row>
        <table:table-row table:style-name="ro8">
          <table:table-cell/>
          <table:table-cell table:style-name="ce8" office:value-type="string" calcext:value-type="string">
            <text:p>uDiamond PLA by Carbodeon</text:p>
          </table:table-cell>
          <table:table-cell table:number-columns-repeated="2"/>
        </table:table-row>
        <table:table-row table:style-name="ro5">
          <table:table-cell/>
          <table:table-cell table:style-name="ce8" office:value-type="string" calcext:value-type="string">
            <text:p>Copper 3D PLACTIVE AN1 Antimicrobial Filament</text:p>
          </table:table-cell>
          <table:table-cell office:value-type="string" calcext:value-type="string">
            <text:p>NASA tested, kills 99.99% of fungi, viruses, bacteria,,</text:p>
            <text:p> And a wide range of microorganisms. Can be thermoformed,,</text:p>
            <text:p>Good layer adhesion, FDA approved, A bit stringy</text:p>
          </table:table-cell>
          <table:table-cell office:value-type="string" calcext:value-type="string">
            <text:p>0.30,,</text:p>
            <text:p>0.25,,</text:p>
            <text:p>0.20,,</text:p>
            <text:p>0.15,,0.10</text:p>
          </table:table-cell>
        </table:table-row>
        <table:table-row table:style-name="ro9">
          <table:table-cell/>
          <table:table-cell office:value-type="string" calcext:value-type="string">
            <text:p>DruckerRihno Marble PLA</text:p>
          </table:table-cell>
          <table:table-cell office:value-type="string" calcext:value-type="string">
            <text:p>PLA with Marlble effect is actually hard to come by. ,,</text:p>
            <text:p>It actually looks like marble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,,</text:p>
            <text:p>0.007</text:p>
          </table:table-cell>
        </table:table-row>
        <table:table-row table:style-name="ro10">
          <table:table-cell/>
          <table:table-cell office:value-type="string" calcext:value-type="string">
            <text:p>Eryone Silk Blue PLA</text:p>
          </table:table-cell>
          <table:table-cell office:value-type="string" calcext:value-type="string">
            <text:p>PLA with a Silk feel and very shiny. ,,</text:p>
            <text:p>Hides layers well with 1.5 or less.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2,,</text:p>
            <text:p>0.10,,</text:p>
            <text:p>0.007</text:p>
          </table:table-cell>
        </table:table-row>
        <table:table-row table:style-name="ro7" table:number-rows-repeated="4">
          <table:table-cell table:number-columns-repeated="4"/>
        </table:table-row>
        <table:table-row table:style-name="ro7">
          <table:table-cell/>
          <table:table-cell table:style-name="ce9"/>
          <table:table-cell table:number-columns-repeated="2"/>
        </table:table-row>
        <table:table-row table:style-name="ro7" table:number-rows-repeated="21">
          <table:table-cell table:number-columns-repeated="4"/>
        </table:table-row>
        <table:table-row table:style-name="ro7" table:number-rows-repeated="5">
          <table:table-cell/>
          <table:table-cell table:style-name="ce9" table:number-columns-repeated="3"/>
        </table:table-row>
        <table:table-row table:style-name="ro7">
          <table:table-cell/>
          <table:table-cell table:style-name="ce9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/00/0000</text:date>, <text:time style:data-style-name="N2" text:time-value="18:15:38.5742728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11-14T18:15:57.874841398</dc:date>
    <meta:editing-duration>PT23H10M4S</meta:editing-duration>
    <meta:editing-cycles>98</meta:editing-cycles>
    <meta:generator>LibreOffice/6.2.8.2$Linux_X86_64 LibreOffice_project/20$Build-2</meta:generator>
    <meta:document-statistic meta:table-count="1" meta:cell-count="88" meta:object-count="0"/>
  </office:meta>
</office:document-meta>
</file>